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start"/>
      <style:text-properties fo:font-family="'Courier New'" style:font-family-generic="swiss" style:font-pitch="variable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New'" style:font-family-generic="swiss" style:font-pitch="variable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5cm" svg:height="3.5cm" svg:x="2.5cm" svg:y="4.5cm">
          <text:p text:style-name="P1"><text:span text:style-name="T1">UBlox</text:span></text:p>
          <text:p text:style-name="P1"><text:span text:style-name="T1">fej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1" draw:layer="layout" svg:width="6cm" svg:height="2.5cm" svg:x="10cm" svg:y="1cm">
          <text:p text:style-name="P1"><text:span text:style-name="T1">Startup</text:span></text:p>
          <text:p text:style-name="P1"><text:span text:style-name="T2">Setup LTC/OCX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6cm" svg:height="2.5cm" svg:x="10cm" svg:y="5cm">
          <text:p text:style-name="P1"><text:span text:style-name="T1">Setup GPS</text:span></text:p>
          <text:p text:style-name="P1"><text:span text:style-name="T2">Slip FPGA reset</text:span></text:p>
          <text:p text:style-name="P1"><text:span text:style-name="T2">Vent 5 sek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3cm" svg:y1="3.5cm" svg:x2="13cm" svg:y2="5cm" draw:start-shape="id1" draw:start-glue-point="2" draw:end-shape="id2" draw:end-glue-point="0" svg:d="m13000 3500v1500">
          <text:p/>
        </draw:connector>
        <draw:custom-shape draw:style-name="gr4" draw:text-style-name="P2" draw:id="id5" draw:layer="layout" svg:width="3cm" svg:height="3cm" svg:x="11.5cm" svg:y="9cm">
          <text:p text:style-name="P1"><text:span text:style-name="T1">UBlox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5cm" svg:height="2cm" svg:x="1cm" svg:y="9.5cm">
          <text:p text:style-name="P1"><text:span text:style-name="T1">Fejl!</text:span></text:p>
          <text:p text:style-name="P1"><text:span text:style-name="T2">Ingen kontakt til ublox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cm" svg:y1="6.25cm" svg:x2="6cm" svg:y2="6.249cm" draw:start-shape="id2" draw:start-glue-point="3" draw:end-shape="id3" draw:end-glue-point="7" svg:d="m10000 6250c-2998 0-999-1-4000-1">
          <text:p/>
        </draw:connector>
        <draw:connector draw:style-name="gr3" draw:text-style-name="P2" draw:layer="layout" draw:type="curve" svg:x1="4.249cm" svg:y1="8cm" svg:x2="3.5cm" svg:y2="9.5cm" draw:start-shape="id3" draw:start-glue-point="6" draw:end-shape="id4" svg:d="m4249 8000c0 1126-749 377-749 1500">
          <text:p/>
        </draw:connector>
        <draw:connector draw:style-name="gr3" draw:text-style-name="P2" draw:layer="layout" draw:type="curve" svg:x1="13cm" svg:y1="7.5cm" svg:x2="12.999cm" svg:y2="9cm" draw:start-shape="id2" draw:start-glue-point="2" draw:end-shape="id5" draw:end-glue-point="4" svg:d="m13000 7500c0 1125-1 375-1 1500">
          <text:p/>
        </draw:connector>
        <draw:custom-shape draw:style-name="gr1" draw:text-style-name="P2" draw:id="id6" draw:layer="layout" svg:width="6cm" svg:height="2.5cm" svg:x="10cm" svg:y="13.5cm">
          <text:p text:style-name="P1"><text:span text:style-name="T1">Fixed OXCO</text:span></text:p>
          <text:p text:style-name="P1"><text:span text:style-name="T2">Ikke låst, fixed mode</text:span></text:p>
          <text:p text:style-name="P1"><text:span text:style-name="T2">gennemsnits DAC værd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3cm" svg:height="3cm" svg:x="5.5cm" svg:y="13.5cm">
          <text:p text:style-name="P1"><text:span text:style-name="T1">TP ok</text:span></text:p>
          <text:p text:style-name="P1"><text:span text:style-name="T1">&gt;3</text:span></text:p>
          <text:p text:style-name="P1"><text:span text:style-name="T1">se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curve" svg:x1="12.999cm" svg:y1="12cm" svg:x2="13cm" svg:y2="13.5cm" draw:start-shape="id5" draw:start-glue-point="6" draw:end-shape="id6" draw:end-glue-point="0" svg:d="m12999 12000c0 1126 1 377 1 1500">
          <text:p/>
        </draw:connector>
        <draw:connector draw:style-name="gr3" draw:text-style-name="P2" draw:layer="layout" draw:type="curve" svg:x1="10cm" svg:y1="14.75cm" svg:x2="8.5cm" svg:y2="14.999cm" draw:start-shape="id6" draw:start-glue-point="3" draw:end-shape="id7" draw:end-glue-point="7" svg:d="m10000 14750c-1123 0-374 249-1500 249">
          <text:p/>
        </draw:connector>
        <draw:custom-shape draw:style-name="gr1" draw:text-style-name="P2" draw:id="id8" draw:layer="layout" svg:width="6cm" svg:height="2.5cm" svg:x="4cm" svg:y="18cm">
          <text:p text:style-name="P1"><text:span text:style-name="T1">Unlocked, TP ok</text:span></text:p>
          <text:p text:style-name="P1"><text:span text:style-name="T2">Slip reset, Ikke låst</text:span></text:p>
          <text:p text:style-name="P1"><text:span text:style-name="T2">Tracking OCXO,</text:span></text:p>
          <text:p text:style-name="P1"><text:span text:style-name="T2">Hurtigt loop fil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4cm" svg:height="4cm" svg:x="5cm" svg:y="23.5cm">
          <text:p text:style-name="P1"><text:span text:style-name="T1">Fasefejl</text:span></text:p>
          <text:p text:style-name="P1"><text:span text:style-name="T1">&lt;</text:span></text:p>
          <text:p text:style-name="P1"><text:span text:style-name="T1">tolerance</text:span></text:p>
          <text:p text:style-name="P1"><text:span text:style-name="T1">&gt;20 se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7cm" svg:y1="20.5cm" svg:x2="6.999cm" svg:y2="23.5cm" draw:start-shape="id8" draw:start-glue-point="2" draw:end-shape="id9" draw:end-glue-point="4" svg:d="m7000 20500c0 2250-1 750-1 3000">
          <text:p/>
        </draw:connector>
        <draw:connector draw:style-name="gr3" draw:text-style-name="P3" draw:layer="layout" draw:type="curve" svg:x1="6.999cm" svg:y1="16.5cm" svg:x2="7cm" svg:y2="18cm" draw:start-shape="id7" draw:start-glue-point="6" draw:end-shape="id8" draw:end-glue-point="0" svg:d="m6999 16500c0 1126 1 377 1 1500">
          <text:p/>
        </draw:connector>
        <draw:custom-shape draw:style-name="gr5" draw:text-style-name="P2" draw:id="id10" draw:layer="layout" svg:width="4cm" svg:height="2.5cm" svg:x="10.5cm" svg:y="24.5cm">
          <text:p text:style-name="P1"><text:span text:style-name="T1">LÅST</text:span></text:p>
          <text:p text:style-name="P1"><text:span text:style-name="T2">Langomt loopfilter</text:span></text:p>
          <text:p text:style-name="P1"><text:span text:style-name="T2">tracking OCX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8.998cm" svg:y1="25.499cm" svg:x2="10.5cm" svg:y2="25.75cm" draw:start-shape="id9" draw:start-glue-point="7" draw:end-shape="id10" draw:end-glue-point="3" svg:d="m8998 25499c1128 0 377 251 1502 251">
          <text:p/>
        </draw:connector>
        <draw:custom-shape draw:style-name="gr1" draw:text-style-name="P2" draw:id="id11" draw:layer="layout" svg:width="4cm" svg:height="4cm" svg:x="14cm" svg:y="30.5cm">
          <text:p text:style-name="P1"><text:span text:style-name="T1">Fasefejl</text:span></text:p>
          <text:p text:style-name="P1"><text:span text:style-name="T1">&gt;</text:span></text:p>
          <text:p text:style-name="P1"><text:span text:style-name="T1">toleran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4.5cm" svg:y1="25.75cm" svg:x2="15.999cm" svg:y2="30.5cm" draw:start-shape="id10" draw:start-glue-point="1" draw:end-shape="id11" draw:end-glue-point="4" svg:d="m14500 25750c1000 0 1499 1583 1499 4750">
          <text:p/>
        </draw:connector>
        <draw:custom-shape draw:style-name="gr1" draw:text-style-name="P2" draw:id="id12" draw:layer="layout" svg:width="2.5cm" svg:height="2.5cm" svg:x="17cm" svg:y="25.5cm">
          <text:p text:style-name="P1"><text:span text:style-name="T1">TP</text:span></text:p>
          <text:p text:style-name="P1"><text:span text:style-name="T1">mist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4.5cm" svg:y1="25.75cm" svg:x2="17cm" svg:y2="26.749cm" draw:start-shape="id10" draw:end-shape="id12" draw:end-glue-point="5" svg:d="m14500 25750c1875 0 625 999 2500 999">
          <text:p/>
        </draw:connector>
        <draw:custom-shape draw:style-name="gr6" draw:text-style-name="P2" draw:id="id13" draw:layer="layout" svg:width="6cm" svg:height="2.5cm" svg:x="21.5cm" svg:y="26cm">
          <text:p text:style-name="P1"><text:span text:style-name="T1">LÅST, ingen TP</text:span></text:p>
          <text:p text:style-name="P1"><text:span text:style-name="T2">Fixer OCXO,</text:span></text:p>
          <text:p text:style-name="P1"><text:span text:style-name="T2">gennemsnits DAC værdi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9.5cm" svg:y1="26.749cm" svg:x2="21.5cm" svg:y2="27.25cm" draw:start-shape="id12" draw:start-glue-point="7" draw:end-shape="id13" draw:end-glue-point="3" svg:d="m19500 26749c1501 0 502 501 2000 501">
          <text:p/>
        </draw:connector>
        <draw:custom-shape draw:style-name="gr4" draw:text-style-name="P2" draw:id="id14" draw:layer="layout" svg:width="2.5cm" svg:height="2.5cm" svg:x="18.5cm" svg:y="20.5cm">
          <text:p text:style-name="P1"><text:span text:style-name="T1">TP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24.5cm" svg:y1="26cm" svg:x2="21cm" svg:y2="21.749cm" draw:start-shape="id13" draw:start-glue-point="0" draw:end-shape="id14" draw:end-glue-point="7" svg:d="m24500 26000c0-2834-1166-4251-3500-4251">
          <text:p/>
        </draw:connector>
        <draw:connector draw:style-name="gr3" draw:text-style-name="P3" draw:layer="layout" draw:type="curve" svg:x1="18.5cm" svg:y1="21.749cm" svg:x2="12.5cm" svg:y2="24.5cm" draw:start-shape="id14" draw:start-glue-point="5" draw:end-shape="id10" draw:end-glue-point="0" svg:d="m18500 21749c-4000 0-6000 917-6000 2751">
          <text:p/>
        </draw:connector>
        <draw:custom-shape draw:style-name="gr1" draw:text-style-name="P2" draw:id="id15" draw:layer="layout" svg:width="3.5cm" svg:height="3.5cm" svg:x="23.5cm" svg:y="19.5cm">
          <text:p text:style-name="P1"><text:span text:style-name="T1">TP</text:span></text:p>
          <text:p text:style-name="P1"><text:span text:style-name="T1">mistet</text:span></text:p>
          <text:p text:style-name="P1"><text:span text:style-name="T1">&gt;200 se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24.5cm" svg:y1="26cm" svg:x2="25.249cm" svg:y2="23cm" draw:start-shape="id13" draw:start-glue-point="0" draw:end-shape="id15" draw:end-glue-point="6" svg:d="m24500 26000c0-2248 749-749 749-3000">
          <text:p/>
        </draw:connector>
        <draw:custom-shape draw:style-name="gr1" draw:text-style-name="P2" draw:id="id16" draw:layer="layout" svg:width="6cm" svg:height="2.5cm" svg:x="16.5cm" svg:y="17cm">
          <text:p text:style-name="P1"><text:span text:style-name="T1">unlocked, ingen TP</text:span></text:p>
          <text:p text:style-name="P1"><text:span text:style-name="T2">Ikke lås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5.249cm" svg:y1="19.5cm" svg:x2="22.5cm" svg:y2="18.25cm" draw:start-shape="id15" draw:start-glue-point="4" draw:end-shape="id16" svg:d="m25249 19500c0-834-916-1250-2749-1250">
          <text:p/>
        </draw:connector>
        <draw:custom-shape draw:style-name="gr4" draw:text-style-name="P2" draw:id="id17" draw:layer="layout" svg:width="2.5cm" svg:height="2.5cm" svg:x="12cm" svg:y="17cm">
          <text:p text:style-name="P1"><text:span text:style-name="T1">TP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6.5cm" svg:y1="18.25cm" svg:x2="14.5cm" svg:y2="18.249cm" draw:start-shape="id16" draw:start-glue-point="3" draw:end-shape="id17" draw:end-glue-point="7" svg:d="m16500 18250c-1498 0-499-1-2000-1">
          <text:p/>
        </draw:connector>
        <draw:connector draw:style-name="gr3" draw:text-style-name="P3" draw:layer="layout" draw:type="curve" svg:x1="12cm" svg:y1="18.249cm" svg:x2="10cm" svg:y2="19.25cm" draw:start-shape="id17" draw:start-glue-point="5" draw:end-shape="id8" draw:end-glue-point="1" svg:d="m12000 18249c-1500 0-500 1001-2000 1001">
          <text:p/>
        </draw:connector>
        <draw:custom-shape draw:style-name="gr4" draw:text-style-name="P2" draw:id="id18" draw:layer="layout" svg:width="4cm" svg:height="4cm" svg:x="8.5cm" svg:y="30.5cm">
          <text:p text:style-name="P1"><text:span text:style-name="T1">Fasefejl</text:span></text:p>
          <text:p text:style-name="P1"><text:span text:style-name="T1">&lt;</text:span></text:p>
          <text:p text:style-name="P1"><text:span text:style-name="T1">toleran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0.499cm" svg:y1="30.5cm" svg:x2="12.5cm" svg:y2="27cm" draw:start-shape="id18" draw:start-glue-point="4" draw:end-shape="id10" svg:d="m10499 30500c0-2625 2001-875 2001-3500">
          <text:p/>
        </draw:connector>
        <draw:custom-shape draw:style-name="gr6" draw:text-style-name="P2" draw:id="id19" draw:layer="layout" svg:width="6cm" svg:height="2cm" svg:x="13cm" svg:y="36cm">
          <text:p text:style-name="P1"><text:span text:style-name="T1">LÅST, fasefejl &gt; toleranc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3cm" svg:y1="37cm" svg:x2="10.499cm" svg:y2="34.498cm" draw:start-shape="id19" draw:start-glue-point="3" draw:end-shape="id18" draw:end-glue-point="6" svg:d="m13000 37000c-1668 0-2501-834-2501-2502">
          <text:p/>
        </draw:connector>
        <draw:connector draw:style-name="gr3" draw:text-style-name="P3" draw:layer="layout" draw:type="curve" svg:x1="15.999cm" svg:y1="34.498cm" svg:x2="16cm" svg:y2="36cm" draw:start-shape="id11" draw:start-glue-point="6" draw:end-shape="id19" svg:d="m15999 34498c0 1128 1 377 1 1502">
          <text:p/>
        </draw:connector>
        <draw:custom-shape draw:style-name="gr1" draw:text-style-name="P2" draw:id="id20" draw:layer="layout" svg:width="3cm" svg:height="3cm" svg:x="23cm" svg:y="31cm">
          <text:p text:style-name="P1"><text:span text:style-name="T1">TP</text:span></text:p>
          <text:p text:style-name="P1"><text:span text:style-name="T1">mist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9cm" svg:y1="37cm" svg:x2="24.499cm" svg:y2="34cm" draw:start-shape="id19" draw:start-glue-point="1" draw:end-shape="id20" draw:end-glue-point="6" svg:d="m19000 37000c3666 0 5499-1000 5499-3000">
          <text:p/>
        </draw:connector>
        <draw:connector draw:style-name="gr3" draw:text-style-name="P3" draw:layer="layout" draw:type="curve" svg:x1="24.499cm" svg:y1="31cm" svg:x2="24.5cm" svg:y2="28.5cm" draw:start-shape="id20" draw:start-glue-point="4" draw:end-shape="id13" draw:end-glue-point="2" svg:d="m24499 31000c0-1875 1-625 1-2500">
          <text:p/>
        </draw:connector>
        <draw:custom-shape draw:style-name="gr1" draw:text-style-name="P2" draw:id="id21" draw:layer="layout" svg:width="4cm" svg:height="4cm" svg:x="1cm" svg:y="27cm">
          <text:p text:style-name="P1"><text:span text:style-name="T1">Fasefejl</text:span></text:p>
          <text:p text:style-name="P1"><text:span text:style-name="T1">&gt;</text:span></text:p>
          <text:p text:style-name="P1"><text:span text:style-name="T1">tolerance</text:span></text:p>
          <text:p text:style-name="P1"><text:span text:style-name="T1">&gt; 200 se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3cm" svg:y1="37cm" svg:x2="2.999cm" svg:y2="30.998cm" draw:start-shape="id19" draw:start-glue-point="3" draw:end-shape="id21" draw:end-glue-point="6" svg:d="m13000 37000c-6668 0-10001-2000-10001-6002">
          <text:p/>
        </draw:connector>
        <draw:connector draw:style-name="gr3" draw:text-style-name="P3" draw:layer="layout" draw:type="curve" svg:x1="2.999cm" svg:y1="27cm" svg:x2="4cm" svg:y2="19.25cm" draw:start-shape="id21" draw:start-glue-point="4" draw:end-shape="id8" draw:end-glue-point="3" svg:d="m2999 27000c0-5167 333-7750 1001-7750">
          <text:p/>
        </draw:connector>
        <draw:custom-shape draw:style-name="gr7" draw:text-style-name="P5" draw:layer="layout" svg:width="11.7cm" svg:height="14.5cm" svg:x="17cm" svg:y="1cm">
          <text:p text:style-name="P4"><text:span text:style-name="T3">Startup</text:span><text:span text:style-name="T3"><text:tab/></text:span><text:span text:style-name="T3"><text:tab/></text:span><text:span text:style-name="T3"><text:tab/></text:span><text:span text:style-name="T3"><text:tab/></text:span><text:span text:style-name="T3">^^^^^^^^</text:span></text:p>
          <text:p text:style-name="P4"><text:span text:style-name="T3">Setup GPS</text:span><text:span text:style-name="T3"><text:tab/></text:span><text:span text:style-name="T3"><text:tab/></text:span><text:span text:style-name="T3"><text:tab/></text:span><text:span text:style-name="T3"><text:tab/></text:span><text:span text:style-name="T3">________</text:span></text:p>
          <text:p text:style-name="P4"><text:span text:style-name="T3">Ublox fejl</text:span><text:span text:style-name="T3"><text:tab/></text:span><text:span text:style-name="T3"><text:tab/></text:span><text:span text:style-name="T3"><text:tab/></text:span><text:span text:style-name="T3">^^^^^^^^</text:span></text:p>
          <text:p text:style-name="P4"><text:span text:style-name="T3">Fixed OCXO</text:span><text:span text:style-name="T3"><text:tab/></text:span><text:span text:style-name="T3"><text:tab/></text:span><text:span text:style-name="T3"><text:tab/></text:span><text:span text:style-name="T3">^^__^^__</text:span></text:p>
          <text:p text:style-name="P4"><text:span text:style-name="T3">Unlocked, TP ok</text:span><text:span text:style-name="T3"><text:tab/></text:span><text:span text:style-name="T3"><text:tab/></text:span><text:span text:style-name="T3">^_______</text:span></text:p>
          <text:p text:style-name="P4"><text:span text:style-name="T3">Unlocked, TP fejl</text:span><text:span text:style-name="T3"><text:tab/></text:span><text:span text:style-name="T3">^^^^^^^^</text:span></text:p>
          <text:p text:style-name="P4"><text:span text:style-name="T3">Locked, TP fejl</text:span><text:span text:style-name="T3"><text:tab/></text:span><text:span text:style-name="T3"><text:tab/></text:span><text:span text:style-name="T3">^_^_____</text:span></text:p>
          <text:p text:style-name="P4"><text:span text:style-name="T3">Locked, fasefejl</text:span><text:span text:style-name="T3"><text:tab/></text:span><text:span text:style-name="T3"><text:tab/></text:span><text:span text:style-name="T3">^_^_^___</text:span></text:p>
          <text:p text:style-name="P4"><text:span text:style-name="T3">Locke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________</text:span></text:p>
          <text:p text:style-name="P4"><text:span text:style-name="T3">Save avg DAC</text:span><text:span text:style-name="T3"><text:tab/></text:span><text:span text:style-name="T3"><text:tab/></text:span><text:span text:style-name="T3"><text:tab/></text:span><text:span text:style-name="T3">^^^^^^^^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0.121cm 0.507cm" svg:x1="3.5cm" svg:y1="11.5cm" svg:x2="6cm" svg:y2="10.5cm" draw:start-shape="id4" draw:start-glue-point="2" draw:end-shape="id4" draw:end-glue-point="1" svg:d="m3500 11500c0 933 1754 777 2757 295s1255-1295-257-1295">
          <text:p/>
        </draw:connector>
        <draw:custom-shape draw:style-name="gr1" draw:text-style-name="P2" draw:id="id22" draw:layer="layout" svg:width="2.5cm" svg:height="2.5cm" svg:x="1.5cm" svg:y="14cm">
          <text:p text:style-name="P1"><text:span text:style-name="T1">TP</text:span></text:p>
          <text:p text:style-name="P1"><text:span text:style-name="T1">mist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4cm" svg:y1="19.25cm" svg:x2="2.749cm" svg:y2="16.5cm" draw:start-shape="id8" draw:start-glue-point="3" draw:end-shape="id22" draw:end-glue-point="6" svg:d="m4000 19250c-834 0-1251-916-1251-2750">
          <text:p/>
        </draw:connector>
        <draw:connector draw:style-name="gr3" draw:text-style-name="P1" draw:layer="layout" draw:type="curve" draw:line-skew="-0.687cm 1.781cm" svg:x1="2.749cm" svg:y1="14cm" svg:x2="10cm" svg:y2="14.75cm" draw:start-shape="id22" draw:start-glue-point="4" draw:end-shape="id6" draw:end-glue-point="3" svg:d="m2749 14000c0-1782 3017-1485 4373-852s1051 1602 2878 1602">
          <text:p/>
        </draw:connector>
        <draw:custom-shape draw:style-name="gr5" draw:text-style-name="P2" draw:id="id23" draw:layer="layout" svg:width="4cm" svg:height="1.5cm" svg:x="1.5cm" svg:y="38.5cm">
          <text:p text:style-name="P1"><text:span text:style-name="T1">LÅ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4" draw:layer="layout" svg:width="2.5cm" svg:height="2.5cm" svg:x="6.5cm" svg:y="38cm">
          <text:p text:style-name="P1"><text:span text:style-name="T1">counter</text:span></text:p>
          <text:p text:style-name="P1"><text:span text:style-name="T1">&gt;1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id="id25" draw:layer="layout" svg:width="4cm" svg:height="1.5cm" svg:x="10cm" svg:y="38.5cm">
          <text:p text:style-name="P6"><text:span text:style-name="T4">Gem gnms. DA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5cm" svg:y1="39.25cm" svg:x2="6.5cm" svg:y2="39.249cm" draw:start-shape="id23" draw:start-glue-point="1" draw:end-shape="id24" draw:end-glue-point="5" svg:d="m5500 39250c750 0 250-1 1000-1">
          <text:p/>
        </draw:connector>
        <draw:connector draw:style-name="gr3" draw:text-style-name="P1" draw:layer="layout" draw:type="curve" svg:x1="9cm" svg:y1="39.249cm" svg:x2="10cm" svg:y2="39.25cm" draw:start-shape="id24" draw:start-glue-point="7" draw:end-shape="id25" draw:end-glue-point="3" svg:d="m9000 39249c751 0 252 1 1000 1">
          <text:p/>
        </draw:connector>
        <draw:connector draw:style-name="gr3" draw:text-style-name="P1" draw:layer="layout" draw:type="curve" draw:line-skew="0.249cm" svg:x1="12cm" svg:y1="40cm" svg:x2="3.5cm" svg:y2="40cm" draw:start-shape="id25" draw:start-glue-point="2" draw:end-shape="id23" draw:end-glue-point="2" svg:d="m12000 40000c0 1125-8500 1125-8500 0">
          <text:p/>
        </draw:connector>
        <draw:frame draw:style-name="gr9" draw:layer="layout" svg:width="2.479cm" svg:height="0.963cm" svg:x="1.5cm" svg:y="37.5cm">
          <draw:text-box>
            <text:p>Ekstra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8T14:30:09.99</meta:creation-date>
    <dc:date>2010-02-18T13:30:16.27</dc:date>
    <meta:editing-duration>PT01H06M51S</meta:editing-duration>
    <meta:editing-cycles>21</meta:editing-cycles>
    <meta:generator>OpenOffice.org/3.1$Win32 OpenOffice.org_project/310m11$Build-9399</meta:generator>
    <meta:print-date>2010-02-18T13:29:41.92</meta:print-date>
    <meta:document-statistic meta:object-count="58"/>
  </office:meta>
</office:document-meta>
</file>